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T6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7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list-style-name="LFO1" style:family="paragraph"/>
    <style:style style:name="T9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T37" style:parent-style-name="Hipervínculo" style:family="text">
      <style:text-properties style:font-weight-complex="bold" fo:font-size="14pt" style:font-size-asian="14pt" style:font-size-complex="14pt"/>
    </style:style>
    <style:style style:name="T38" style:parent-style-name="Fuentedepárrafopredeter." style:family="text">
      <style:text-properties style:font-weight-complex="bold" fo:font-size="14pt" style:font-size-asian="14pt" style:font-size-complex="14pt"/>
    </style:style>
    <style:style style:name="P39" style:parent-style-name="Standard" style:family="paragraph">
      <style:text-properties style:font-weight-complex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T42" style:parent-style-name="Hipervínculo" style:family="text">
      <style:text-properties style:font-weight-complex="bold" fo:font-size="14pt" style:font-size-asian="14pt" style:font-size-complex="14pt"/>
    </style:style>
    <style:style style:name="T43" style:parent-style-name="Fuentedepárrafopredeter." style:family="text">
      <style:text-properties style:font-weight-complex="bold" fo:font-size="14pt" style:font-size-asian="14pt" style:font-size-complex="14pt"/>
    </style:style>
    <style:style style:name="P44" style:parent-style-name="Standard" style:family="paragraph">
      <style:text-properties style:font-weight-complex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47" style:parent-style-name="Standard" style:family="paragraph">
      <style:paragraph-properties fo:margin-left="0.5in">
        <style:tab-stops/>
      </style:paragraph-properties>
      <style:text-properties style:font-weight-complex="bold" fo:font-size="14pt" style:font-size-asian="14pt" style:font-size-complex="14pt"/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T49" style:parent-style-name="Fuentedepárrafopredeter." style:family="text">
      <style:text-properties style:font-weight-complex="bold" fo:font-size="14pt" style:font-size-asian="14pt" style:font-size-complex="14pt"/>
    </style:style>
    <style:style style:name="T50" style:parent-style-name="Fuentedepárrafopredeter." style:family="text">
      <style:text-properties style:font-weight-complex="bold" fo:font-size="14pt" style:font-size-asian="14pt" style:font-size-complex="14pt"/>
    </style:style>
    <style:style style:name="T51" style:parent-style-name="Fuentedepárrafopredeter." style:family="text">
      <style:text-properties style:font-weight-complex="bold" fo:font-size="14pt" style:font-size-asian="14pt" style:font-size-complex="14pt"/>
    </style:style>
  </office:automatic-styles>
  <office:body>
    <office:text text:use-soft-page-breaks="true">
      <text:p text:style-name="P1">UD7ACT4: Sitemap</text:p>
      <text:p text:style-name="P2">Activitat 1</text:p>
      <text:list text:style-name="LFO1" text:continue-numbering="true">
        <text:list-item>
          <text:p text:style-name="P3">Quina diferència hi ha entre un títol d’un document html i metaetiqueta «description».</text:p>
        </text:list-item>
      </text:list>
      <text:p text:style-name="P4">La metaetiqueta description de una página proporciona a Google y a<text:s/>otros motores de cerca un resumen sobre la página. Mientras que el título de una página contiene pocas palabras, la metaetiqueta description podría contener un par de frases o incluso un párrafo corto.</text:p>
      <text:p text:style-name="P5"/>
      <text:p text:style-name="Standard"><text:span text:style-name="T6">Activitat 2</text:span><text:span text:style-name="T7"><text:tab/></text:span></text:p>
      <text:list text:style-name="LFO1" text:continue-numbering="true">
        <text:list-item>
          <text:p text:style-name="P8"><text:span text:style-name="T9">Per què és important la meaetiqueta de «</text:span><text:span text:style-name="T10">description»?</text:span></text:p>
        </text:list-item>
      </text:list>
      <text:p text:style-name="P11">Las metaetiquetas description son importantes ya que google podría utilizarlas como fragmentos de descripción de tus páginas.</text:p>
      <text:p text:style-name="P12"/>
      <text:p text:style-name="P13">Activitat 3</text:p>
      <text:list text:style-name="LFO1" text:continue-numbering="true">
        <text:list-item>
          <text:p text:style-name="P14">Què s’ha de tindre present en les URL per a tindre un millor posicionament?</text:p>
        </text:list-item>
      </text:list>
      <text:p text:style-name="P15">Crear URL lo más simple possible, tanto para los usuarios como para los motores de cerca.</text:p>
      <text:p text:style-name="P16"/>
      <text:p text:style-name="P17">Activitat 4</text:p>
      <text:list text:style-name="LFO1" text:continue-numbering="true">
        <text:list-item>
          <text:p text:style-name="P18">Quina diferència hi ha entre un sitemap HTML i un sitemap XML?</text:p>
        </text:list-item>
      </text:list>
      <text:p text:style-name="P19">Un sitemap HTML puede ayudar a los usuarios a encontrar contenido que están buscando de forma muy sencilla, y un sitemap XML puede ayudar a los motores de cerca a encontrar las páginas de tu sitio web.</text:p>
      <text:p text:style-name="P20"/>
      <text:p text:style-name="P21">Activitat 5</text:p>
      <text:list text:style-name="LFO1" text:continue-numbering="true">
        <text:list-item>
          <text:p text:style-name="P22">Per a què serveix ĺ’arxiu robots.txt?</text:p>
        </text:list-item>
      </text:list>
      <text:p text:style-name="P23">El archivo «robots.txt» les dice a los motores de búsqueda a qué partes de tu sitio web pueden acceder y consecuentemente rastrear.</text:p>
      <text:p text:style-name="P24"/>
      <text:p text:style-name="P25">Activitat 6</text:p>
      <text:list text:style-name="LFO1" text:continue-numbering="true">
        <text:list-item>
          <text:p text:style-name="P26">Com li diries a Google que indexe el contingut de la teua plana web excepte la teua zona de backoffice? Indica el codi exacte que posaries i on el posaries per què funciona. El<text:s/>que tu comentes ací ja ho hauria de posar al teu hosting on tu em digues i hauria de funcionar.</text:p>
        </text:list-item>
      </text:list>
      <text:p text:style-name="P27">El codigo se pondria en el archivo «robots.txt» y se encuentra este archivo en la raíz del sitio web.</text:p>
      <text:p text:style-name="P28">El codigo es:</text:p>
      <text:p text:style-name="P29">User-agent:*</text:p>
      <text:p text:style-name="P30">Disallow: login.html</text:p>
      <text:p text:style-name="P31">Disallow:<text:s/>paneldeControl.html</text:p>
      <text:p text:style-name="P32">Disallow: reservasBackend.html</text:p>
      <text:soft-page-break/>
      <text:p text:style-name="P33">Disallow: atencionClienteBackend.html</text:p>
      <text:p text:style-name="P34"/>
      <text:p text:style-name="P35">Activitat 7</text:p>
      <text:list text:style-name="LFO1" text:continue-numbering="true">
        <text:list-item>
          <text:p text:style-name="P36">Crear un sitemap XML de la teua web i puja’l al teu hosting.</text:p>
        </text:list-item>
      </text:list>
      <text:p text:style-name="Standard"><text:a xlink:href="http://jpons3.atwebpages.com/SiteMap/sitemapXML.xml" office:target-frame-name="_top" xlink:show="replace"><text:span text:style-name="T37">http://jpons3.atwebpages.com/SiteMap/sitemapXML.xml</text:span></text:a><text:span text:style-name="T38"><text:s/></text:span></text:p>
      <text:p text:style-name="P39"/>
      <text:p text:style-name="P40">Activitat 8</text:p>
      <text:list text:style-name="LFO1" text:continue-numbering="true">
        <text:list-item>
          <text:p text:style-name="P41">Genera un mapa web de la pàgina web del teu projecte en format HTML i també en<text:s/>format XML per a què li agrade a Google. (indica la URL del mapa web en format HTML i XML del teu hosting)</text:p>
        </text:list-item>
      </text:list>
      <text:p text:style-name="Standard"><text:a xlink:href="http://jpons3.atwebpages.com/SiteMap/sitemapHTML.html" office:target-frame-name="_top" xlink:show="replace"><text:span text:style-name="T42">http://jpons3.atwebpages.com/SiteMap/sitemapHTML.html</text:span></text:a><text:span text:style-name="T43"><text:s/></text:span></text:p>
      <text:p text:style-name="P44"/>
      <text:p text:style-name="P45">Activitat 9</text:p>
      <text:list text:style-name="LFO1" text:continue-numbering="true">
        <text:list-item>
          <text:p text:style-name="P46">Segons el document guia optimizacion mototres busqueda.pdf per a què pots fer servir l’operador site:[] en Google. Argumenta la resposta<text:s/>i posa un exemple concret.</text:p>
        </text:list-item>
      </text:list>
      <text:p text:style-name="P47">Busca el término en una web determinada.<text:s/></text:p>
      <text:p text:style-name="P48"><text:span text:style-name="T49">Ej</text:span><text:span text:style-name="T50">emplo</text:span><text:span text:style-name="T51">: site:www.solucionex.co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an Pons Sanchis</dc:creator>
    <meta:creation-date>2022-01-14T08:07:00Z</meta:creation-date>
    <dc:date>2022-01-15T15:50:00Z</dc:date>
    <meta:template xlink:href="Normal" xlink:type="simple"/>
    <meta:editing-cycles>2</meta:editing-cycles>
    <meta:editing-duration>PT2340S</meta:editing-duration>
    <meta:document-statistic meta:page-count="2" meta:paragraph-count="5" meta:word-count="388" meta:character-count="2520" meta:row-count="17" meta:non-whitespace-character-count="2137"/>
  </office:meta>
</office:document-meta>
</file>